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size="10pt" style:font-size-asian="10pt" style:font-size-complex="10pt" fo:language="pt" fo:country="BR"/>
    </style:style>
    <style:style style:name="P2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3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4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5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6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7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8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10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11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12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13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14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15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16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17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18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19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20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21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22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23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24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25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26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27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28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29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30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31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32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33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34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35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36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37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38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39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40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41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42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43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44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45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46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47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48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49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50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51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52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P53" style:parent-style-name="Standard" style:family="paragraph">
      <style:text-properties style:font-name="Times New Roman" style:font-name-complex="Times New Roman" fo:font-size="10pt" style:font-size-asian="10pt" style:font-size-complex="10pt" fo:language="pt" fo:country="BR"/>
    </style:style>
    <style:style style:name="T54" style:parent-style-name="Fonteparág.padrão" style:family="text">
      <style:text-properties style:font-name="Times New Roman" style:font-name-complex="Times New Roman" fo:font-size="10pt" style:font-size-asian="10pt" style:font-size-complex="10pt" fo:language="pt" fo:country="BR"/>
    </style:style>
    <style:style style:name="P55" style:parent-style-name="Standard" style:family="paragraph">
      <style:text-properties fo:language="pt" fo:country="BR"/>
    </style:style>
  </office:automatic-styles>
  <office:body>
    <office:text text:use-soft-page-breaks="true">
      <text:p text:style-name="P1">RELATÓRIO DE ATIVIDADES</text:p>
      <text:p text:style-name="P2"/>
      <text:p text:style-name="P3">Doc-I-a1: Declaração de 30 horas de aulas referente à disciplina Avaliação de Desempenho e Dependabilidade de Sistemas no semestre 2018.1</text:p>
      <text:p text:style-name="P4">Doc-I-a2: Declaração<text:s/>de 60 horas de aulas referente à disciplina Avaliação de Desempenho e Dependabilidade de Sistemas no semestre 2017.2</text:p>
      <text:p text:style-name="P5">Doc-I-a3: Declaração de 60 horas de aulas referente à disciplina Avaliação de Desempenho e Dependabilidade de Sistemas no semestre 2017.1</text:p>
      <text:p text:style-name="P6">Doc-I-a4: Declaração de 60 horas de aulas referente à disciplina Tópicos em TICS 2 no semestre 2016.1</text:p>
      <text:p text:style-name="P7"/>
      <text:p text:style-name="P8">Doc-I-l1: Premiação do artigo ASTRO: An integrated environment for dependability and sustainability evaluation - highly Cited Research in Sustainable Computing: Informatics and Systems</text:p>
      <text:p text:style-name="P9"/>
      <text:p text:style-name="P10">Doc-II-a1: Publicação no periódico Computing</text:p>
      <text:p text:style-name="P11">Doc-II-a2: Publicação no periódico Journal of Cloud Computing: Advances, Systems and Applications</text:p>
      <text:p text:style-name="P12">Doc-II-a3: Publicação no periódico Concurrency and Computation: Practice &amp; Experience</text:p>
      <text:p text:style-name="P13">Doc-II-a4: Publicação no periódico Computing</text:p>
      <text:p text:style-name="P14">Doc-II-a5: Publicação no periódico Revista de Informática Teórica e Aplicada - RITA</text:p>
      <text:p text:style-name="P15"/>
      <text:p text:style-name="P16">Doc-II-d1: Publicação na conferência WCGA</text:p>
      <text:p text:style-name="P17">Doc-II-d2: Publicação na conferência IEEE International Conference on Systems,<text:s/>Man, and Cybernetics (SMC)</text:p>
      <text:p text:style-name="P18">Doc-II-d3: Publicação na conferência VALUETOOLS</text:p>
      <text:p text:style-name="P19">Doc-II-d4: Publicação na conferência CISTI</text:p>
      <text:p text:style-name="P20">Doc-II-d5: Publicação na conferência VALUETOOLS</text:p>
      <text:p text:style-name="P21">Doc-II-d6: Publicação na conferência IEEE International Conference on Systems, Man, and Cybernetics (SMC)</text:p>
      <text:p text:style-name="P22">Doc-II-d7: Publicação na conferência iRODS UGM</text:p>
      <text:p text:style-name="P23">Doc-II-d8: Publicação na conferência Eniac</text:p>
      <text:p text:style-name="P24"/>
      <text:p text:style-name="P25">Doc-III-a1: Declaração de 60 horas de aula referente à disciplina Infraestrutura de Software no semestre 2016.1</text:p>
      <text:p text:style-name="P26">Doc-III-a2: Declaração de 150 horas<text:s/>de aulas referente à disciplina Gerenciamento de Redes e Introdução à Programação no semestre 2016.2</text:p>
      <text:p text:style-name="P27">Doc-III-a3: Declaração de 120 horas de aula referente às disciplinas Elementos de Informática e Introdução à Programação no semestre 2017.1</text:p>
      <text:p text:style-name="P28">Doc-III-a4: Declaração de 150 horas de aula referente às disciplinas Análise de Desempenho e Introdução à Programação no semestre 2017.2</text:p>
      <text:p text:style-name="P29">Doc-III-a5: Declaração de 150 horas de aula referente às disciplinas Análise de Desempenho e Introdução à Programação no semestre 2018.1</text:p>
      <text:p text:style-name="P30">Doc-III-a6: Declaração de 60 horas de aula referente à disciplina Tópicos em TICS no semestre 2016.1</text:p>
      <text:p text:style-name="P31">Doc-III-a7: Declaração de 60 horas de aula referente à disciplina Avaliação de Desempenho e Dependabilidade de Sistemas no semestre 2017.1</text:p>
      <text:p text:style-name="P32">Doc-III-a8: Declaração de 60 horas de aula referente à disciplina Avaliação de Desempenho e Dependabilidade de Sistemas no semestre 2017.2</text:p>
      <text:p text:style-name="P33">Doc-III-a9: Declaração de 30 horas de aula referente à disciplina Avaliação de Desempenho e Dependabilidade de Sistemas no semestre 2018.1</text:p>
      <text:p text:style-name="P34"/>
      <text:p text:style-name="P35">Doc-III-c1: Declaração de monitoria da disciplina Introdução à Programação no semestre 2017.2</text:p>
      <text:p text:style-name="P36">Doc-III-c2: Declaração de monitoria da disciplina Introdução à Programação no semestre 2018.1</text:p>
      <text:p text:style-name="P37">Doc-III-c3: Declaração de orientação de trabalho de conclusão de curso no semestre 2016.2</text:p>
      <text:p text:style-name="P38"/>
      <text:p text:style-name="P39">Doc-III-d1: Comprovante de coordenador em projeto financiado pela FACEPE no período de 12/2014 até <text:s/>11/2018</text:p>
      <text:p text:style-name="P40">Doc-III-d2: Comprovante de coordenador em projeto interno da UFRPE o período de 01/08/2014 até <text:s/>31/07/2017</text:p>
      <text:p text:style-name="P41">Doc-III-d3: Comprovante de coordenador em projeto interno da UFRPE o período de 01/05/2018 até <text:s/>30/04/2022</text:p>
      <text:p text:style-name="P42"/>
      <text:p text:style-name="P43">Doc-III-h1: Declaração de participação de banca de Mestrado no PPGIA em 31/Agosto/2016</text:p>
      <text:p text:style-name="P44">Doc-III-h2: Declaração de participação de banca de Mestrado no PPGIA<text:s/>em 28/Agosto/2017</text:p>
      <text:p text:style-name="P45">Doc-III-h3: Declaração de participação de banca de Mestrado no PPGIA em 30/Agosto/2017</text:p>
      <text:p text:style-name="P46"/>
      <text:p text:style-name="P47">Doc-III-j1: Declaração de conclusão de orientação de trabalho de conclusão de curso em Dez/2016.</text:p>
      <text:p text:style-name="P48"/>
      <text:p text:style-name="P49">Doc-III-l1: Declaração de conclusão de orientação de<text:s/>trabalho de mestrado no PPGIA em Ago/2017.</text:p>
      <text:p text:style-name="P50">Doc-III-l2: Declaração de conclusão de orientação de trabalho de mestrado no PPGIA em Abr/2017.</text:p>
      <text:p text:style-name="P51">Doc-III-l3: Declaração de conclusão de orientação de trabalho de mestrado no PPGIA em Mai/2017.</text:p>
      <text:p text:style-name="P52"/>
      <text:p text:style-name="P53">DOC IV-c1:<text:s/>Declaração de coordenador do curso de LC pro tempore.</text:p>
      <text:p text:style-name="Standard"><text:span text:style-name="T54">DOC IV-l1: Declaração de membro do NDE do curso de LC.</text:span></text:p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debalão" style:display-name="Texto de balã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8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ustavo Callou</meta:initial-creator>
    <dc:creator>Gustavo</dc:creator>
    <meta:creation-date>2019-11-22T03:03:00Z</meta:creation-date>
    <dc:date>2019-11-22T03:03:00Z</dc:date>
    <meta:print-date>2018-06-05T23:24:00Z</meta:print-date>
    <meta:template xlink:href="Normal" xlink:type="simple"/>
    <meta:editing-cycles>2</meta:editing-cycles>
    <meta:editing-duration>PT0S</meta:editing-duration>
    <meta:document-statistic meta:page-count="1" meta:paragraph-count="8" meta:word-count="644" meta:character-count="4117" meta:row-count="29" meta:non-whitespace-character-count="3481"/>
  </office:meta>
</office:document-meta>
</file>